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orblad</text:p>
          </table:table-cell>
          <table:table-cell table:style-name="ce1" office:value-type="string" calcext:value-type="string">
            <text:p>Bevat het de tekst: 'Plan van aanpak'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vat het de naam van het project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vat het eventueel een ondertitel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vat het de naam van de organisatie en de naam van de opdrachtgever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vat het de plaats en datum van gereedkomen van het PvA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vat het de naam van de opdrachtnemer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vat het alle correcte namen van alle projectleden en hun correcte mailadres?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ay ou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s een inhoudsopgave met paginanummers aanwezig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Zijn de hoofdstukken genummerd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Zijn de paginanummers op de bladzijden aanwezig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Zijn de hoofdstukken duidelijk aangegeven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Zijn alle hoofdstukken aanwezig en klopt de hoofdstukindeling met hoofdstuk 5 uit het boek ‘Project management’ van R. Grit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PvA hardcopy, netjes en ingebond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ordt er correcte taal gebruikt (gebruik van spelling- en grammaticacontrole)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s de taal zakelijk? Geen ik, jij, jullie!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Vindt er geen rolwisseling plaats tijdens het PvA? Dat wil zeggen: wordt het PvA steeds vanuit dezelfde persoon of groep geschrev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rden niet te lange zinnen gebruikt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s het PvA 'puntig' geschreven, met een duidelijke structuur en opsommingen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orden onbekende begrippen eerst uitgelegd voordat ze <text:s/>worden gebruikt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s het PvA ook leesbaar voor buitenstaander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tergrond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 een korte beschrijving van de organisatie waarin het project zich afspeelt opgenom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duidelijk welke stakeholders een rol spelen bij het project (interne partijen, externe partijen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t is de rolverdeling tussen de partij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duidelijk wat de relatie is tussen de opdrachtgever, de projectgroep en andere partij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welke de opdrachtgevende organisatie i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wie de opdrachtgever (persoon) i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welke de opdrachtnemende organisatie i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wie de opdrachtnemende persoon (projectleider) i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er eventueel een schriftelijke opdracht aanwezig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eft het project een duidelijke, liefst originele, pakkende naam? En is uitgelegd waarom voor deze naam gekozen is?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ojectresulta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ordt duidelijk waarom het project wordt uitgevoerd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s de doelstelling SMART gemaakt (eventueel door deze op te delen in subdoelstellingen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exact duidelijk wat het eindresultaat van het project is (inclusief de eisen die aan het product worden gesteld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beschreven projectresultaat een gevolg van de doelstelling of probleemstelling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eisen en de projectopdracht in de gebiedende wijs geschreven? (Geen eis, wel verstandi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activiteit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 er een puntsgewijze opsomming van activiteit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benodigde activiteiten opgespoord en zijn er voldoende activiteiten gedefinieer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inzichtelijk hoeveel werk/tijd de verschillende activiteiten kost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activiteiten gegroepeer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activiteiten binnen een groep van dezelfde 'orde van grootte'(tijd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PvA zelf ook als activiteit (groep) opgenom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afronding van het project niet verget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grenz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 voldoende aangegeven tot hoever het project doorgaat ('lengte'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aangegeven welke activiteiten op de ‘grens’ van het project wél en welke activiteiten niet gedaan worden (breedte?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aangegeven wat de begindatum, einddatum en het maximale budget van het project i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aan welke randvoorwaarden moet worden voldaan voor het welslagen van het project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senresultat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ijn de gekozen tussenresultaten relevant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relevante gebeurtenissen vastgelegd als tussenresultaat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PvA ook als tussenresultaat gedefinieer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er meerdere tussenresultaten gekozen, die tevens de vorderingen van het project meetbaar maken in de planning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ontwerpen, rapporten en dergelijke niet verget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eindresultaat niet verget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lite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t de beschreven kwaliteit en de manier van beoordelen door de opdrachtgever van deze kwaliteit overeen met hoofdstuk 2 ‘Projectresultaat’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waarborging van de kwaliteit van de tussenresultaten beschrev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waarborging van de kwaliteit van de gekozen werkwijze beschrev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waarborging van de kwaliteit van het projectresultaat beschrev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voldoende controles ingebouwd om de kwaliteit te bewaken?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uitgelegd waarom er wel/niet gebruikt wordt gemaakt van extern advie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uitgelegd of producten in fasen worden opgeleverd (bijv. conceptrapporten, goedkeuring, definitief rappor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terugkoppelingen met opdrachtgever genoem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afspraken opgenomen over de te gebruiken hulpmiddelen (onder andere software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beloofde kwaliteit realistisch gezien de beschikbare middelen (tijd en geld)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organisati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rganisa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samenstelling van het team toegelicht op de 3 criteria? (Belbin-rollen, deskundigheid, medestudenten leren kenne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functies binnen de projectgroep beschrev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functies ook verdeeld? (namen erbij) Zijn er contactgegevens (bijvoorbeeld namen, adressen, telefoonnummers of e-mailadressen) van alle projectled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oem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beschikbaarheid van de deelnemers genoem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bevoegdheden vastgelegd?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nforma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alle stakeholders genoem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er beargumenteerd of er is gekozen voor een omgevingsanalyse en communicatiepla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hoe, wanneer en aan wie er verantwoording wordt afgeleg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genoemd hoe de communicatie met de opdrachtgever is geregel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genoemd hoe de interne communicatie binnen de projectgroep is geregel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hoe de urenverantwoording is geregel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vergaderfrequentie geregel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archivering geregel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lopt de planning met de activiteiten uit hoofdstuk 3 van dit PvA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benoemde mijlpalen uit hoofdstuk 5 van dit PvA zichtbaa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een overzichtelijke planning aanwezig (stroken- of netwerkplaning of een zelf gekozen forma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planning realistisch gezien de gevraagde kwaliteit? (Spanningsveld tijd – kwalitei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planning realistisch gezien de beschikbare tijd en middelen? (koste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zichtbaar welke projectleden, welke activiteiten gaan uitvoeren en hoeveel tijd dit in beslag zal nem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planning besproken met de mensen die hem moeten uitvoer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rekening gehouden met vertragende factoren (marges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afhankelijkheden tussen de verschillende activiteiten inzichtelijk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en en Bat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vat het kosten- en batenoverzicht een toelichting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baten niet verget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overzicht realistisch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kosten en baten niet te precies opgegeven? (Het gaat immers om een schatting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ico’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 toegelicht hoe uitgebreid de opdrachtgever dit hoofdstuk wil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er een risicoanalyse gemaakt volgens paragraaf 3.12 uit het boek `Project management’ van R. Grit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er beschreven welke risico’s intern en welke risico’s extern zijn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6:21:24.753834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ter </meta:initial-creator>
    <meta:creation-date>2014-11-27T14:32:19.547892617</meta:creation-date>
    <dc:date>2014-11-27T22:36:33.019691695</dc:date>
    <dc:creator>walter </dc:creator>
    <meta:editing-duration>PT6H20M26S</meta:editing-duration>
    <meta:editing-cycles>4</meta:editing-cycles>
    <meta:generator>LibreOffice/4.2.7.2$Linux_X86_64 LibreOffice_project/420m0$Build-2</meta:generator>
    <meta:document-statistic meta:table-count="1" meta:cell-count="108" meta:object-count="0"/>
  </office:meta>
</office:document-meta>
</file>